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paragraph-rsid="00164fe4"/>
    </style:style>
    <style:style style:name="P3" style:family="paragraph" style:parent-style-name="Standard">
      <style:text-properties officeooo:paragraph-rsid="0017f2f8"/>
    </style:style>
    <style:style style:name="P4" style:family="paragraph" style:parent-style-name="Standard">
      <style:text-properties fo:font-size="14pt" fo:font-weight="bold" officeooo:rsid="0017f2f8" officeooo:paragraph-rsid="0017f2f8" style:font-size-asian="14pt" style:font-weight-asian="bold" style:font-size-complex="14pt" style:font-weight-complex="bold"/>
    </style:style>
    <style:style style:name="P5" style:family="paragraph" style:parent-style-name="Standard">
      <style:text-properties fo:font-size="14pt" fo:font-weight="bold" officeooo:paragraph-rsid="00164fe4"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paragraph-rsid="00189439" style:font-size-asian="14pt" style:font-weight-asian="bold" style:font-size-complex="14pt" style:font-weight-complex="bold"/>
    </style:style>
    <style:style style:name="P7" style:family="paragraph" style:parent-style-name="Standard">
      <style:text-properties fo:font-size="14pt" fo:font-weight="bold" officeooo:rsid="00189439" officeooo:paragraph-rsid="00189439" style:font-size-asian="14pt" style:font-weight-asian="bold" style:font-size-complex="14pt" style:font-weight-complex="bold"/>
    </style:style>
    <style:style style:name="P8" style:family="paragraph" style:parent-style-name="Standard">
      <style:text-properties fo:font-size="14pt" fo:font-weight="bold" officeooo:rsid="0026d070" officeooo:paragraph-rsid="0026d070" style:font-size-asian="14pt" style:font-weight-asian="bold" style:font-size-complex="14pt" style:font-weight-complex="bold"/>
    </style:style>
    <style:style style:name="P9" style:family="paragraph" style:parent-style-name="Standard">
      <style:text-properties fo:font-size="14pt" fo:font-weight="bold" officeooo:rsid="002a402b" officeooo:paragraph-rsid="002a402b" style:font-size-asian="14pt" style:font-weight-asian="bold" style:font-size-complex="14pt" style:font-weight-complex="bold"/>
    </style:style>
    <style:style style:name="P10" style:family="paragraph" style:parent-style-name="Standard">
      <style:paragraph-properties fo:text-align="start" style:justify-single-word="false"/>
      <style:text-properties officeooo:paragraph-rsid="0017f2f8"/>
    </style:style>
    <style:style style:name="P11" style:family="paragraph" style:parent-style-name="Standard">
      <style:paragraph-properties fo:text-align="center" style:justify-single-word="false"/>
      <style:text-properties fo:font-weight="bold" officeooo:paragraph-rsid="00189439" style:font-weight-asian="bold" style:font-weight-complex="bold"/>
    </style:style>
    <style:style style:name="P12" style:family="paragraph" style:parent-style-name="Standard">
      <style:text-properties fo:font-weight="bold" officeooo:rsid="0026d070" officeooo:paragraph-rsid="0026d070" style:font-weight-asian="bold" style:font-weight-complex="bold"/>
    </style:style>
    <style:style style:name="P13" style:family="paragraph" style:parent-style-name="Standard">
      <style:text-properties officeooo:paragraph-rsid="00189439"/>
    </style:style>
    <style:style style:name="P14" style:family="paragraph" style:parent-style-name="Standard">
      <style:text-properties officeooo:rsid="00189439" officeooo:paragraph-rsid="00189439"/>
    </style:style>
    <style:style style:name="P15" style:family="paragraph" style:parent-style-name="Standard">
      <style:text-properties officeooo:paragraph-rsid="0019782d"/>
    </style:style>
    <style:style style:name="P16" style:family="paragraph" style:parent-style-name="Standard">
      <style:text-properties officeooo:paragraph-rsid="001b5056"/>
    </style:style>
    <style:style style:name="P17" style:family="paragraph" style:parent-style-name="Standard">
      <style:text-properties officeooo:paragraph-rsid="002143e8"/>
    </style:style>
    <style:style style:name="P18" style:family="paragraph" style:parent-style-name="Standard">
      <style:text-properties officeooo:rsid="002227e0" officeooo:paragraph-rsid="002227e0"/>
    </style:style>
    <style:style style:name="P19" style:family="paragraph" style:parent-style-name="Standard">
      <style:paragraph-properties fo:text-align="center" style:justify-single-word="false"/>
      <style:text-properties fo:font-size="22pt" fo:font-weight="bold" officeooo:rsid="0017f2f8" officeooo:paragraph-rsid="0017f2f8" style:font-size-asian="22pt" style:font-weight-asian="bold" style:font-size-complex="22pt" style:font-weight-complex="bold"/>
    </style:style>
    <style:style style:name="P20" style:family="paragraph" style:parent-style-name="Standard">
      <style:paragraph-properties fo:text-align="center" style:justify-single-word="false"/>
      <style:text-properties fo:font-weight="normal" officeooo:rsid="00189439" officeooo:paragraph-rsid="00189439" style:font-weight-asian="normal" style:font-weight-complex="normal"/>
    </style:style>
    <style:style style:name="P21" style:family="paragraph" style:parent-style-name="Standard">
      <style:text-properties fo:font-weight="normal" officeooo:rsid="0026d070" officeooo:paragraph-rsid="0026d070" style:font-weight-asian="normal" style:font-weight-complex="normal"/>
    </style:style>
    <style:style style:name="P22" style:family="paragraph" style:parent-style-name="Standard">
      <style:text-properties officeooo:rsid="002a402b" officeooo:paragraph-rsid="002a402b"/>
    </style:style>
    <style:style style:name="P23" style:family="paragraph" style:parent-style-name="Standard">
      <style:text-properties style:text-underline-style="none" fo:font-weight="normal" officeooo:rsid="0026d070" officeooo:paragraph-rsid="0026d070" style:font-weight-asian="normal" style:font-weight-complex="normal"/>
    </style:style>
    <style:style style:name="P24" style:family="paragraph" style:parent-style-name="Standard">
      <style:text-properties officeooo:paragraph-rsid="00164fe4"/>
    </style:style>
    <style:style style:name="P25" style:family="paragraph" style:parent-style-name="Standard">
      <style:text-properties officeooo:paragraph-rsid="0017f2f8"/>
    </style:style>
    <style:style style:name="P26" style:family="paragraph" style:parent-style-name="Standard">
      <style:paragraph-properties style:writing-mode="lr-tb"/>
      <style:text-properties fo:font-size="14pt" fo:font-weight="bold" officeooo:paragraph-rsid="002ef92f" style:font-size-asian="14pt" style:font-weight-asian="bold" style:font-size-complex="14pt" style:font-weight-complex="bold"/>
    </style:style>
    <style:style style:name="P27" style:family="paragraph" style:parent-style-name="Standard">
      <style:text-properties fo:font-size="14pt" fo:font-weight="bold" officeooo:paragraph-rsid="003293f6" style:font-size-asian="14pt" style:font-weight-asian="bold" style:font-size-complex="14pt" style:font-weight-complex="bold"/>
    </style:style>
    <style:style style:name="P28" style:family="paragraph" style:parent-style-name="Standard">
      <style:paragraph-properties style:writing-mode="lr-tb"/>
      <style:text-properties officeooo:paragraph-rsid="002ef92f"/>
    </style:style>
    <style:style style:name="P29" style:family="paragraph" style:parent-style-name="Standard">
      <style:paragraph-properties style:writing-mode="lr-tb"/>
      <style:text-properties officeooo:rsid="002ef92f" officeooo:paragraph-rsid="002ef92f"/>
    </style:style>
    <style:style style:name="P30" style:family="paragraph" style:parent-style-name="Standard">
      <style:paragraph-properties style:writing-mode="lr-tb"/>
      <style:text-properties officeooo:rsid="002ef92f" officeooo:paragraph-rsid="00315ee7"/>
    </style:style>
    <style:style style:name="P31" style:family="paragraph" style:parent-style-name="Standard">
      <style:paragraph-properties style:writing-mode="lr-tb"/>
      <style:text-properties officeooo:rsid="002ef92f" officeooo:paragraph-rsid="003293f6"/>
    </style:style>
    <style:style style:name="P32" style:family="paragraph" style:parent-style-name="Standard">
      <style:paragraph-properties style:writing-mode="lr-tb"/>
      <style:text-properties officeooo:rsid="002f63b2" officeooo:paragraph-rsid="002f63b2"/>
    </style:style>
    <style:style style:name="P33" style:family="paragraph" style:parent-style-name="Standard">
      <style:text-properties officeooo:paragraph-rsid="003293f6"/>
    </style:style>
    <style:style style:name="P34" style:family="paragraph" style:parent-style-name="Standard">
      <style:text-properties fo:font-weight="normal" officeooo:rsid="0026d070" officeooo:paragraph-rsid="0026d070" style:font-weight-asian="normal" style:font-weight-complex="normal"/>
    </style:style>
    <style:style style:name="P35" style:family="paragraph" style:parent-style-name="Standard">
      <style:text-properties fo:font-weight="normal" officeooo:rsid="00379ea9" officeooo:paragraph-rsid="00379ea9" style:font-weight-asian="normal" style:font-weight-complex="normal"/>
    </style:style>
    <style:style style:name="T1" style:family="text">
      <style:text-properties officeooo:rsid="00189439"/>
    </style:style>
    <style:style style:name="T2" style:family="text">
      <style:text-properties fo:font-weight="bold" officeooo:rsid="00195510" style:font-weight-asian="bold" style:font-weight-complex="bold"/>
    </style:style>
    <style:style style:name="T3" style:family="text">
      <style:text-properties officeooo:rsid="00195510"/>
    </style:style>
    <style:style style:name="T4" style:family="text">
      <style:text-properties officeooo:rsid="0019782d"/>
    </style:style>
    <style:style style:name="T5" style:family="text">
      <style:text-properties officeooo:rsid="001aa7ac"/>
    </style:style>
    <style:style style:name="T6" style:family="text">
      <style:text-properties officeooo:rsid="001ba5c2"/>
    </style:style>
    <style:style style:name="T7" style:family="text">
      <style:text-properties officeooo:rsid="001bf2df"/>
    </style:style>
    <style:style style:name="T8" style:family="text">
      <style:text-properties officeooo:rsid="001c1494"/>
    </style:style>
    <style:style style:name="T9" style:family="text">
      <style:text-properties officeooo:rsid="001db8ca"/>
    </style:style>
    <style:style style:name="T10" style:family="text">
      <style:text-properties officeooo:rsid="001e820b"/>
    </style:style>
    <style:style style:name="T11" style:family="text">
      <style:text-properties officeooo:rsid="002143e8"/>
    </style:style>
    <style:style style:name="T12" style:family="text">
      <style:text-properties officeooo:rsid="002227e0"/>
    </style:style>
    <style:style style:name="T13" style:family="text">
      <style:text-properties officeooo:rsid="0023376e"/>
    </style:style>
    <style:style style:name="T14" style:family="text">
      <style:text-properties officeooo:rsid="0025dc88"/>
    </style:style>
    <style:style style:name="T15" style:family="text">
      <style:text-properties officeooo:rsid="0026d070"/>
    </style:style>
    <style:style style:name="T16" style:family="text">
      <style:text-properties style:text-underline-style="solid" style:text-underline-width="auto" style:text-underline-color="font-color"/>
    </style:style>
    <style:style style:name="T17" style:family="text">
      <style:text-properties style:text-underline-style="none"/>
    </style:style>
    <style:style style:name="T18" style:family="text">
      <style:text-properties style:text-underline-style="none" officeooo:rsid="002a402b"/>
    </style:style>
    <style:style style:name="T19" style:family="text">
      <style:text-properties style:text-underline-style="none" officeooo:rsid="00399b11"/>
    </style:style>
    <style:style style:name="T20" style:family="text">
      <style:text-properties officeooo:rsid="00283621"/>
    </style:style>
    <style:style style:name="T21" style:family="text">
      <style:text-properties officeooo:rsid="002a353e"/>
    </style:style>
    <style:style style:name="T22" style:family="text">
      <style:text-properties officeooo:rsid="002c954d"/>
    </style:style>
    <style:style style:name="T23" style:family="text">
      <style:text-properties officeooo:rsid="002d8030"/>
    </style:style>
    <style:style style:name="T24" style:family="text">
      <style:text-properties officeooo:rsid="002ef92f"/>
    </style:style>
    <style:style style:name="T25" style:family="text">
      <style:text-properties officeooo:rsid="002f63b2"/>
    </style:style>
    <style:style style:name="T26" style:family="text">
      <style:text-properties officeooo:rsid="00315ee7"/>
    </style:style>
    <style:style style:name="T27" style:family="text">
      <style:text-properties officeooo:rsid="003293f6"/>
    </style:style>
    <style:style style:name="T28" style:family="text">
      <style:text-properties officeooo:rsid="0032b75d"/>
    </style:style>
    <style:style style:name="T29" style:family="text">
      <style:text-properties officeooo:rsid="003465d1"/>
    </style:style>
    <style:style style:name="T30" style:family="text">
      <style:text-properties officeooo:rsid="003490b7"/>
    </style:style>
    <style:style style:name="T31" style:family="text">
      <style:text-properties officeooo:rsid="0034b5d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Inventory Abacus by Pensive Lookout</text:p>
      <text:p text:style-name="P11">Warning! <text:span text:style-name="T1">This spreadsheet is work.</text:span></text:p>
      <text:p text:style-name="P20"/>
      <text:p text:style-name="P6">Getting Started</text:p>
      <text:p text:style-name="P6"/>
      <text:p text:style-name="P10">This spreadsheet is provided free to use and distribute, but without warranty. All calculations should be checked by a qualified accountant or tax professional. Pensive Lookout LLC will <text:span text:style-name="T7">under no circumstance </text:span>accept liability for claims arising from your use of the data generated by this spreadsheet. <text:s text:c="2"/></text:p>
      <text:p text:style-name="P3"/>
      <text:p text:style-name="P13">This spreadsheet is configured to assist you in running a First In, First Out inventory. The subroutine processes <text:span text:style-name="T8">order </text:span>line items by reading the lots you entered at cost. It then prints an entry in the sale<text:span text:style-name="T8">s</text:span> ledger detailing the cost of the items you sold. The goal is to calculate the amount you spent on inventory minus the cost of your sales at the end of each tax year, a figure that represents the value of your inventory <text:span text:style-name="T30">on hand</text:span>. Your diligence in entering this data will make <text:span text:style-name="T8">it easier for you or your tax expert to file your taxes.</text:span></text:p>
      <text:p text:style-name="P13"/>
      <text:p text:style-name="P13">To view the source code <text:span text:style-name="T1">for this spreadsheet</text:span>, access the macros library under Tools or activate Developer Mode in Tools&gt;options.</text:p>
      <text:p text:style-name="P13"/>
      <text:p text:style-name="P9">System Requirements</text:p>
      <text:p text:style-name="P2"/>
      <text:p text:style-name="P22">To run this spreadsheet you need a desktop or laptop computer running LibreOffice 7.2 or later. Compatibility with other programs is <text:span text:style-name="T22">possible but </text:span>not guaranteed.</text:p>
      <text:p text:style-name="P2"/>
      <text:p text:style-name="P4">What is a SKU?</text:p>
      <text:p text:style-name="P4"/>
      <text:p text:style-name="P2">A Stock Keeping Unit (SKU) is a text code used to uniquely identify units of a particular product in an inventory. You can assign your own SKUs or use the SKUs assigned in the Pensive Lookout Supplier Portal. <text:span text:style-name="T6">It’s recommended that you use numerical, sequential SKUs so that the SKU sheets appear in an order that is easy to </text:span><text:span text:style-name="T23">navigate</text:span><text:span text:style-name="T6">.</text:span></text:p>
      <text:p text:style-name="P2"/>
      <text:p text:style-name="P5">First In, First Out</text:p>
      <text:p text:style-name="P5"/>
      <text:p text:style-name="P2">When you build products, you’re consuming material and possibly labor in order to produce a Batch or Lot of that product. The amount you spent on the Lot divided by the number of units you produced is the Unit Cost of the Lot. In a First In, First Out inventory, you always “sell” items from the oldest Lot, regardless of which particular item you grab off the shelf. You record the unit cost associated with the items and tag it to the sale by recording an entry for Cost of Goods Sold. The “Sales” tab of this spreadsheet records <text:span text:style-name="T5">Orders </text:span>and RMAs that affect the size of your inventory and your Cost of Goods Sold. </text:p>
      <text:p text:style-name="P2"/>
      <text:p text:style-name="P2"/>
      <text:p text:style-name="P2"/>
      <text:p text:style-name="P2"/>
      <text:p text:style-name="P7"><text:soft-page-break/>File Structure</text:p>
      <text:p text:style-name="P7"/>
      <text:p text:style-name="P14">To assist you in organizing your files, a file structure has been included with the spreadsheet. The top level folders are for each year. There’s a folder called “CopyMeToAddYear” <text:span text:style-name="T14">(the “Add Year” folder)</text:span>. This folder contains all of the sub-folders you need to keep your <text:span text:style-name="T12">inventory </text:span>records for a tax year. Look through the folders in the template and consider how you will use the contents of each folder. <text:span text:style-name="T15">You should also look at the 2022_SampleData folder which includes a partially filled-out InventoryAbacus spreadsheet file.</text:span></text:p>
      <text:p text:style-name="P14"/>
      <text:p text:style-name="P5">Saving your Inventory Abacus:</text:p>
      <text:p text:style-name="P5"/>
      <text:p text:style-name="P17">1. In the <text:span text:style-name="T12">Add Year</text:span> folder, <text:span text:style-name="T11">open the “InventoryAbacus_</text:span><text:span text:style-name="T15">Year_CompanyName</text:span><text:span text:style-name="T11">.ods” file and then navigate to the Dashboard Tab. Put your company name in the header (Cell A1), replacing “Inventory Abacus by Pensive Lookout”. Save the file and exit.</text:span></text:p>
      <text:p text:style-name="P17"/>
      <text:p text:style-name="P17"><text:span text:style-name="T11">2. </text:span><text:span text:style-name="T15">Return to the top level folder and c</text:span>opy the <text:span text:style-name="T3">A</text:span>dd <text:span text:style-name="T3">Y</text:span>ear folder. <text:span text:style-name="T15">R</text:span>ename the copy to the current year.</text:p>
      <text:p text:style-name="P13"/>
      <text:p text:style-name="P13"><text:span text:style-name="T11">3</text:span>. Go into your <text:span text:style-name="T12">new </text:span>year folder and rename the InventoryAbacus_<text:span text:style-name="T14">Year_CompanyName</text:span>.ods file to include the year and your company name, like this: InventoryAbacus_2022_PensiveLookoutLLC.ods</text:p>
      <text:p text:style-name="P13"/>
      <text:p text:style-name="P5">Adding a SKU:</text:p>
      <text:p text:style-name="P5"/>
      <text:p text:style-name="P13">1. Open the Dashboard tab, enter your new SKU and it’s name <text:span text:style-name="T13">in the input fields, which are highlighted orange,</text:span> and hit the Add SKU to Database button. It will add a new tab for the SKU <text:span text:style-name="T13">sheet </text:span>and update some formulas on the Dashboard tab. <text:span text:style-name="T14">The SKU will also appear in the SKU table on page 2 of the dashboard.</text:span></text:p>
      <text:p text:style-name="P13"/>
      <text:p text:style-name="P13">2. In the current year folder, copy the Add S<text:span text:style-name="T12">KU</text:span> folder and rename the copy to your SKU.</text:p>
      <text:p text:style-name="P13"/>
      <text:p text:style-name="P13">3. The SKU folder is configured to record receipts for the first ten Lots. If you need more Lot folders, there is an Add Lot folder you can copy and rename to add a Lot.</text:p>
      <text:p text:style-name="P2"/>
      <text:p text:style-name="P5">Recording Lots:</text:p>
      <text:p text:style-name="P5"/>
      <text:p text:style-name="P3">1. In the Dashboard tab, the Add Lot inputs are highlighted yellow. <text:span text:style-name="T10">Record the cost of materials or merchandise and the cost of employee labor used to create the lot.</text:span> Hit the Add Lot button <text:span text:style-name="T9">after</text:span> you’ve entered and checked the inputs.</text:p>
      <text:p text:style-name="P3"/>
      <text:p text:style-name="P3">2. In the <text:span text:style-name="T9">SKU/</text:span>Lot folder, save scans of your receipt<text:span text:style-name="T10">s in the Receipts folder.</text:span></text:p>
      <text:p text:style-name="P2"/>
      <text:p text:style-name="P5">Recording Orders:</text:p>
      <text:p text:style-name="P5"/>
      <text:p text:style-name="P3">1. In the Dashboard Tab, the Add Line Item input fields are highlighted green. Enter individual line items from your order and hit the Add Line Item button <text:span text:style-name="T21">for each</text:span>.</text:p>
      <text:p text:style-name="P18"/>
      <text:p text:style-name="P15"><text:soft-page-break/>2. The subroutine will look at the <text:span text:style-name="T6">SKU</text:span> tab and check which Lot is current. It will then tally the cost from that lot and any subsequent lots that are required to <text:span text:style-name="T21">ful</text:span>fill the <text:span text:style-name="T21">line item</text:span>. <text:span text:style-name="T4">It will then save the </text:span><text:span text:style-name="T21">line item</text:span><text:span text:style-name="T4"> data in the next open line on the Sales tab.</text:span></text:p>
      <text:p text:style-name="P3"/>
      <text:p text:style-name="P3">3. Save the order form in the Order_Forms folder.</text:p>
      <text:p text:style-name="P2"/>
      <text:p text:style-name="P5">Recording Returns:</text:p>
      <text:p text:style-name="P5"/>
      <text:p text:style-name="P3">1. Records Returns as you would Orders, but enter the quantity as a negative number.</text:p>
      <text:p text:style-name="P3"/>
      <text:p text:style-name="P3">2. The subroutine will look at the <text:span text:style-name="T6">SKU</text:span> tab and check which lot is current. It will then tally the cost from that lot and any previous lots that will be refilled by the R<text:span text:style-name="T4">eturn</text:span>. <text:span text:style-name="T4">It will then save the Return data in the next open line on the Sales tab.</text:span></text:p>
      <text:p text:style-name="P3"/>
      <text:p text:style-name="P3">3. Save the Return documentation in the Return_Forms folder.</text:p>
      <text:p text:style-name="P3"/>
      <text:p text:style-name="P16">4. <text:s/><text:span text:style-name="T2">January Returns: </text:span>If you no longer carry a SKU you sold in December and now you need to process a return, you need to enter a 0 quantity lot so the subroutine has something to return the items to. First enter the SKU using the Add SKU to Database button. Under New Lot, enter the date and SKU, then enter 0 for the Merchandise Cost, Labor Cost, and Qty. Enter the unit cost from your last lot in December into the Unit Cost Override. Hit Add Lot. The Add Line Item subroutine will now be able to return the item to the 0 quantity lot at the unit price you specified.</text:p>
      <text:p text:style-name="P2"/>
      <text:p text:style-name="P27">Inventory Loss:</text:p>
      <text:p text:style-name="P33"/>
      <text:p text:style-name="P33"><text:span text:style-name="T10">Minor u</text:span>nexpected inventory losses can be recorded as you would record a sale. Save the loss report files in the Losses folder. If there is a substantial unexpected loss, you may consider getting more substantial documentation, such as a police report. </text:p>
      <text:p text:style-name="P2"/>
      <text:p text:style-name="P26"><text:span text:style-name="T24">Consuming one SKU to produce another</text:span>:</text:p>
      <text:p text:style-name="P26"/>
      <text:p text:style-name="P28">1. <text:span text:style-name="T24">This procedure will allow you to consume a Material SKU into a Product SKU. This is useful if you have a large stockpile of material that is used to produce a variety of products.</text:span></text:p>
      <text:p text:style-name="P28"/>
      <text:p text:style-name="P29">2. Record the Material SKU and lots according according to the earlier discussed procedures.</text:p>
      <text:p text:style-name="P29"/>
      <text:p text:style-name="P31"><text:span text:style-name="T27">3</text:span>. Add the Product SKU <text:span text:style-name="T27">if it does not already exist</text:span>. <text:span text:style-name="T27">Check which lot number you will be creating. It is the next number in sequence in Column A on the Product SKU tab.</text:span></text:p>
      <text:p text:style-name="P29"/>
      <text:p text:style-name="P29"><text:span text:style-name="T27">4</text:span>. <text:span text:style-name="T27">After creating a batch of the Product SKU, m</text:span>easure how much of the Material SKU you used. <text:span text:style-name="T27">On the Dashboard tab,</text:span> enter an Order line item for the Material SKU to “sell” the material you used. In the Order Number field, put “Consumed into SKU: [SKU] Lot: [Expected Lot Number]”. <text:span text:style-name="T27"><text:s/></text:span><text:span text:style-name="T25">Run the subroutine.</text:span></text:p>
      <text:p text:style-name="P30"/>
      <text:p text:style-name="P30"><text:soft-page-break/><text:span text:style-name="T26">5. </text:span><text:span text:style-name="T25">Go to the Sales Ledger and copy the </text:span><text:span text:style-name="T26">headers and the Sale </text:span><text:span text:style-name="T25">data </text:span><text:span text:style-name="T30">you just entered</text:span><text:span text:style-name="T25"> from the </text:span><text:span text:style-name="T26">S</text:span><text:span text:style-name="T25">ale</text:span><text:span text:style-name="T26">s Ledger</text:span><text:span text:style-name="T25"> into a new document file. Print the d</text:span><text:span text:style-name="T26">ocument</text:span><text:span text:style-name="T25"> to a .pdf </text:span><text:span text:style-name="T28">or image</text:span><text:span text:style-name="T25"> file and save it in the Lot folder for the Lot you are creating. </text:span><text:span text:style-name="T29">This is your receipt.</text:span></text:p>
      <text:p text:style-name="P29"/>
      <text:p text:style-name="P32"><text:span text:style-name="T26">6.</text:span> <text:span text:style-name="T31">On the Dashboard, a</text:span>dd the <text:span text:style-name="T27">L</text:span>ot <text:span text:style-name="T28">to the Product SKU </text:span>using the “Cost Total” field from the Sales Ledger <text:span text:style-name="T28">entry </text:span>for <text:span text:style-name="T28">M</text:span>aterial <text:span text:style-name="T28">C</text:span>ost. <text:span text:style-name="T29">If you’re consuming multiple Material SKUs to create the Lot, you’ll need to total up the Cost Total field across each of your Sales Ledger entries. </text:span></text:p>
      <text:p text:style-name="P32"/>
      <text:p text:style-name="P32"><text:span text:style-name="T26">7</text:span>. On the Dashboard, your COGS and your Total Cost will both increment by the cost of the consumed material, resulting in zero net change to the “Current Inventory” figure. </text:p>
      <text:p text:style-name="P2"/>
      <text:p text:style-name="P5">New Tax Year:</text:p>
      <text:p text:style-name="P5"/>
      <text:p text:style-name="P3">1. At the end of each tax year, you should start a new spreadsheet and stop editing the old one.</text:p>
      <text:p text:style-name="P3"/>
      <text:p text:style-name="P3">2. In the InventoryAbacus folder, copy the Add Year folder and rename it to the current year.</text:p>
      <text:p text:style-name="P3"/>
      <text:p text:style-name="P3">3. <text:span text:style-name="T11">Rename the spreadsheet file for the current year. Open the file and e</text:span>nter in your active SKUs using the Add SKU button on the Dashboard tab. <text:span text:style-name="T21">Don’t forget to copy the Add SKU folder and rename it for each of your active SKUs.</text:span></text:p>
      <text:p text:style-name="P3"/>
      <text:p text:style-name="P3">4. Enter in a “Balance Forward” Lot for each of your active SKUs. It should include your current quantity in inventory and current inventory size for each SKU from your previous year’s spreadsheet. <text:span text:style-name="T3">Find this information on the individual SKU sheets.</text:span></text:p>
      <text:p text:style-name="P3"/>
      <text:p text:style-name="P3">5. You are now ready to records Lots and Sales.</text:p>
      <text:p text:style-name="P2"/>
      <text:p text:style-name="P2"/>
      <text:p text:style-name="P8">Sharing Your COGS Data:</text:p>
      <text:p text:style-name="P12"/>
      <text:p text:style-name="P21">You are most likely preparing this data for your tax professional or account<text:span text:style-name="T20">ant</text:span>, who will need to fill out your Schedule C or similar tax document. The spreadsheet <text:span text:style-name="T20">and file structure </text:span>is designed to give them all of the information they need to know to <text:span text:style-name="T16">verify</text:span><text:span text:style-name="T17"> the entries in the Sales ledger. </text:span></text:p>
      <text:p text:style-name="P21"><text:span text:style-name="T17"/></text:p>
      <text:p text:style-name="P35"><text:span text:style-name="T17">To share the data, navigate to the top-level folder where your year folders are visible. Right click on the year folder you wish to share and find the option to send it to a compressed file such as a .zip. The </text:span><text:span text:style-name="T19">compressed </text:span><text:span text:style-name="T17">file can now be attached to an email. You should also send them these instructions to make it easier for them to see how the spreadsheet works.</text:span></text:p>
      <text:p text:style-name="P23"/>
      <text:p text:style-name="P21"><text:span text:style-name="T17">If </text:span><text:span text:style-name="T18">someone opens</text:span><text:span text:style-name="T17"> the spreadsheet in Google Sheets, all the data you have entered will show up and be usable, but the buttons and their functionality will be removed.</text:span></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2T21:41:19.467572603</meta:creation-date>
    <dc:date>2022-05-09T09:06:24.922936904</dc:date>
    <meta:editing-duration>PT10H31M42S</meta:editing-duration>
    <meta:editing-cycles>31</meta:editing-cycles>
    <meta:generator>LibreOffice/7.2.0.4$Linux_X86_64 LibreOffice_project/9a9c6381e3f7a62afc1329bd359cc48accb6435b</meta:generator>
    <meta:document-statistic meta:table-count="0" meta:image-count="0" meta:object-count="0" meta:page-count="4" meta:paragraph-count="55" meta:word-count="1626" meta:character-count="9004" meta:non-whitespace-character-count="7423"/>
  </office:meta>
</office:document-meta>
</file>